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DejaVu Sans Light" svg:font-family="'DejaVu Sans Light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 style:master-page-name="Standard">
      <style:table-properties style:width="7.5in" fo:margin-top="0in" fo:margin-bottom="0in" style:page-number="1" table:align="margins"/>
    </style:style>
    <style:style style:name="Table1.A" style:family="table-column">
      <style:table-column-properties style:column-width="1.4396in" style:rel-column-width="12579*"/>
    </style:style>
    <style:style style:name="Table1.B" style:family="table-column">
      <style:table-column-properties style:column-width="0.4965in" style:rel-column-width="4338*"/>
    </style:style>
    <style:style style:name="Table1.C" style:family="table-column">
      <style:table-column-properties style:column-width="2.125in" style:rel-column-width="18568*"/>
    </style:style>
    <style:style style:name="Table1.D" style:family="table-column">
      <style:table-column-properties style:column-width="1.1889in" style:rel-column-width="10388*"/>
    </style:style>
    <style:style style:name="Table1.E" style:family="table-column">
      <style:table-column-properties style:column-width="1.0368in" style:rel-column-width="9059*"/>
    </style:style>
    <style:style style:name="Table1.F" style:family="table-column">
      <style:table-column-properties style:column-width="1.2132in" style:rel-column-width="10603*"/>
    </style:style>
    <style:style style:name="Table1.A1" style:family="table-cell">
      <style:table-cell-properties style:vertical-align="middle" fo:padding="0.05in" fo:border="none"/>
    </style:style>
    <style:style style:name="Table1.A2" style:family="table-cell">
      <style:table-cell-properties fo:padding="0.05in" fo:border-left="none" fo:border-right="none" fo:border-top="none" fo:border-bottom="2pt solid #666666"/>
    </style:style>
    <style:style style:name="Table1.E2" style:family="table-cell">
      <style:table-cell-properties fo:padding="0.05in" fo:border-left="none" fo:border-right="none" fo:border-top="none" fo:border-bottom="2pt solid #666666"/>
    </style:style>
    <style:style style:name="Table1.3" style:family="table-row">
      <style:table-row-properties style:min-row-height="0.2944in"/>
    </style:style>
    <style:style style:name="Table1.A3" style:family="table-cell">
      <style:table-cell-properties fo:padding="0.05in" fo:border="none"/>
    </style:style>
    <style:style style:name="Table1.B3" style:family="table-cell">
      <style:table-cell-properties fo:padding="0.05in" fo:border="none"/>
    </style:style>
    <style:style style:name="Table1.D3" style:family="table-cell">
      <style:table-cell-properties fo:padding="0.05in" fo:border="none"/>
    </style:style>
    <style:style style:name="Table1.F3" style:family="table-cell">
      <style:table-cell-properties fo:padding="0.05in" fo:border="none"/>
    </style:style>
    <style:style style:name="Table1.A4" style:family="table-cell">
      <style:table-cell-properties fo:padding="0.05in" fo:border="none"/>
    </style:style>
    <style:style style:name="Table1.B4" style:family="table-cell">
      <style:table-cell-properties fo:padding="0.05in" fo:border="none"/>
    </style:style>
    <style:style style:name="Table1.5" style:family="table-row">
      <style:table-row-properties style:min-row-height="0.2618in"/>
    </style:style>
    <style:style style:name="Table1.A5" style:family="table-cell">
      <style:table-cell-properties fo:padding="0.05in" fo:border="none"/>
    </style:style>
    <style:style style:name="Table1.B5" style:family="table-cell">
      <style:table-cell-properties fo:padding="0.05in" fo:border="none"/>
    </style:style>
    <style:style style:name="Table1.D5" style:family="table-cell">
      <style:table-cell-properties fo:padding="0.05in" fo:border="none"/>
    </style:style>
    <style:style style:name="Table1.F5" style:family="table-cell">
      <style:table-cell-properties fo:padding="0.05in" fo:border="none"/>
    </style:style>
    <style:style style:name="Table1.A6" style:family="table-cell">
      <style:table-cell-properties fo:padding="0.05in" fo:border="none"/>
    </style:style>
    <style:style style:name="Table1.B6" style:family="table-cell">
      <style:table-cell-properties fo:padding="0.05in" fo:border="none"/>
    </style:style>
    <style:style style:name="Table1.7" style:family="table-row">
      <style:table-row-properties style:min-row-height="0.2681in"/>
    </style:style>
    <style:style style:name="Table1.A7" style:family="table-cell">
      <style:table-cell-properties fo:padding="0.05in" fo:border="none"/>
    </style:style>
    <style:style style:name="Table1.B7" style:family="table-cell">
      <style:table-cell-properties fo:padding="0.05in" fo:border="none"/>
    </style:style>
    <style:style style:name="Table1.D7" style:family="table-cell">
      <style:table-cell-properties fo:padding="0.05in" fo:border="none"/>
    </style:style>
    <style:style style:name="Table1.F7" style:family="table-cell">
      <style:table-cell-properties fo:padding="0.05in" fo:border="none"/>
    </style:style>
    <style:style style:name="Table1.A8" style:family="table-cell">
      <style:table-cell-properties fo:padding="0.05in" fo:border="none"/>
    </style:style>
    <style:style style:name="Table1.B8" style:family="table-cell">
      <style:table-cell-properties fo:padding="0.05in" fo:border="none"/>
    </style:style>
    <style:style style:name="Table1.A9" style:family="table-cell">
      <style:table-cell-properties fo:padding="0.05in" fo:border="none"/>
    </style:style>
    <style:style style:name="Table1.B9" style:family="table-cell">
      <style:table-cell-properties fo:padding="0.05in" fo:border="none"/>
    </style:style>
    <style:style style:name="Table1.D9" style:family="table-cell">
      <style:table-cell-properties fo:padding="0.05in" fo:border="none"/>
    </style:style>
    <style:style style:name="Table1.F9" style:family="table-cell">
      <style:table-cell-properties fo:padding="0.05in" fo:border="none"/>
    </style:style>
    <style:style style:name="Table1.A10" style:family="table-cell">
      <style:table-cell-properties fo:padding="0.05in" fo:border="none"/>
    </style:style>
    <style:style style:name="Table1.B10" style:family="table-cell">
      <style:table-cell-properties fo:padding="0.05in" fo:border="none"/>
    </style:style>
    <style:style style:name="Table1.A11" style:family="table-cell">
      <style:table-cell-properties fo:padding="0.05in" fo:border="none"/>
    </style:style>
    <style:style style:name="Table1.B11" style:family="table-cell">
      <style:table-cell-properties fo:padding="0.05in" fo:border="none"/>
    </style:style>
    <style:style style:name="Table1.D11" style:family="table-cell">
      <style:table-cell-properties fo:padding="0.05in" fo:border="none"/>
    </style:style>
    <style:style style:name="Table1.F11" style:family="table-cell">
      <style:table-cell-properties fo:padding="0.05in" fo:border="none"/>
    </style:style>
    <style:style style:name="Table1.A12" style:family="table-cell">
      <style:table-cell-properties fo:padding="0.05in" fo:border="none"/>
    </style:style>
    <style:style style:name="Table1.B12" style:family="table-cell">
      <style:table-cell-properties fo:padding="0.05in" fo:border="none"/>
    </style:style>
    <style:style style:name="Table1.D12" style:family="table-cell">
      <style:table-cell-properties fo:padding="0.05in" fo:border="none"/>
    </style:style>
    <style:style style:name="Table1.F12" style:family="table-cell">
      <style:table-cell-properties fo:padding="0.05in" fo:border="none"/>
    </style:style>
    <style:style style:name="Table1.A13" style:family="table-cell">
      <style:table-cell-properties fo:padding="0.05in" fo:border="none"/>
    </style:style>
    <style:style style:name="Table1.B13" style:family="table-cell">
      <style:table-cell-properties fo:padding="0.05in" fo:border="none"/>
    </style:style>
    <style:style style:name="P1" style:family="paragraph" style:parent-style-name="Standard">
      <style:paragraph-properties fo:text-align="center" style:justify-single-word="false"/>
      <style:text-properties style:font-name="DejaVu Sans Light" fo:font-size="10pt" officeooo:rsid="003e2bb6" officeooo:paragraph-rsid="00549608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DejaVu Sans Light" fo:font-size="10pt" officeooo:rsid="003e2bb6" officeooo:paragraph-rsid="003e2bb6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20%" fo:text-align="end" style:justify-single-word="false" fo:keep-together="auto" fo:orphans="2" fo:widows="2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officeooo:paragraph-rsid="002c9600" style:font-name-asian="Verdana1" style:font-size-asian="12pt" style:font-style-asian="normal" style:font-name-complex="Verdana1" style:font-size-complex="12pt" style:font-style-complex="normal"/>
    </style:style>
    <style:style style:name="P4" style:family="paragraph" style:parent-style-name="Standard">
      <style:paragraph-properties fo:margin-top="0in" fo:margin-bottom="0in" loext:contextual-spacing="false" fo:line-height="120%" fo:text-align="start" style:justify-single-word="false" fo:keep-together="auto" fo:orphans="2" fo:widows="2" fo:padding="0in" fo:border="none" fo:keep-with-next="auto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normal" officeooo:rsid="003aa5fe" officeooo:paragraph-rsid="003aa5fe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20%" fo:text-align="start" style:justify-single-word="false" fo:keep-together="auto" fo:orphans="2" fo:widows="2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2pt" fo:font-style="normal" fo:font-weight="normal" officeooo:rsid="003f45d9" officeooo:paragraph-rsid="003f45d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normal" officeooo:rsid="003773db" officeooo:paragraph-rsid="003f45d9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6pt" fo:font-style="normal" style:text-underline-style="none" officeooo:rsid="003aa5fe" officeooo:paragraph-rsid="0048ecba" style:font-name-asian="Verdana1" style:font-size-asian="5.25pt" style:font-style-asian="normal" style:font-name-complex="Verdana1" style:font-size-complex="6pt" style:font-style-complex="normal"/>
    </style:style>
    <style:style style:name="P8" style:family="paragraph" style:parent-style-name="Standard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6pt" fo:font-style="normal" style:text-underline-style="none" officeooo:rsid="0034f489" officeooo:paragraph-rsid="0034f489" style:font-name-asian="Verdana1" style:font-size-asian="5.25pt" style:font-style-asian="normal" style:font-name-complex="Verdana1" style:font-size-complex="6pt" style:font-style-complex="normal"/>
    </style:style>
    <style:style style:name="P9" style:family="paragraph" style:parent-style-name="Standard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6pt" fo:font-style="normal" style:text-underline-style="none" officeooo:rsid="003773db" officeooo:paragraph-rsid="003f45d9" style:font-name-asian="Verdana1" style:font-size-asian="5.25pt" style:font-style-asian="normal" style:font-name-complex="Verdana1" style:font-size-complex="6pt" style:font-style-complex="normal"/>
    </style:style>
    <style:style style:name="P10" style:family="paragraph" style:parent-style-name="Table_20_Contents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normal" officeooo:rsid="003773db" officeooo:paragraph-rsid="003773db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DejaVu Sans Light" fo:font-size="11pt" fo:font-weight="normal" officeooo:rsid="0011f5ee" officeooo:paragraph-rsid="005c9931" style:font-name-asian="Verdana1" style:font-size-asian="11pt" style:font-weight-asian="normal" style:font-name-complex="Verdana1" style:font-size-complex="11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3f45d9" officeooo:paragraph-rsid="003f45d9" style:font-name-asian="Verdana1" style:font-size-asian="10pt" style:font-style-asian="normal" style:font-name-complex="Verdana1" style:font-size-complex="10pt" style:font-style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bold" officeooo:paragraph-rsid="0025114a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bold" officeooo:rsid="003cf458" officeooo:paragraph-rsid="003cf458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officeooo:paragraph-rsid="0025114a" style:font-name-asian="Verdana1" style:font-size-asian="12pt" style:font-style-asian="normal" style:font-name-complex="Verdana1" style:font-size-complex="12pt" style:font-style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officeooo:paragraph-rsid="0032ffad" style:font-name-asian="Verdana1" style:font-size-asian="12pt" style:font-style-asian="normal" style:font-name-complex="Verdana1" style:font-size-complex="12pt" style:font-style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normal" officeooo:paragraph-rsid="0025114a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2pt" fo:font-style="normal" style:text-underline-style="none" fo:font-weight="normal" officeooo:rsid="003f45d9" officeooo:paragraph-rsid="003f45d9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style:font-name="DejaVu Sans Light" fo:font-size="10pt" fo:font-style="normal" officeooo:paragraph-rsid="00549608" style:font-name-asian="Verdana1" style:font-size-asian="10pt" style:font-style-asian="normal" style:font-name-complex="Verdana1" style:font-size-complex="10pt" style:font-style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5in"/>
          <style:tab-stop style:position="6.5in" style:type="right"/>
        </style:tab-stops>
      </style:paragraph-properties>
      <style:text-properties style:font-name="DejaVu Sans Light" fo:font-size="10pt" fo:font-style="normal" fo:font-weight="normal" officeooo:rsid="0058f8e9" officeooo:paragraph-rsid="0058f8e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2pt" fo:font-style="normal" fo:font-weight="bold" officeooo:paragraph-rsid="0032ffa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style:font-name="DejaVu Sans Light" fo:font-size="12pt" fo:font-style="normal" fo:font-weight="bold" officeooo:paragraph-rsid="0022d3e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2pt" fo:font-style="normal" fo:font-weight="normal" officeooo:rsid="003cf458" officeooo:paragraph-rsid="003cf45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2pt" fo:font-style="normal" fo:font-weight="normal" officeooo:paragraph-rsid="0032ffa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2pt" fo:font-style="normal" fo:font-weight="normal" officeooo:rsid="003f45d9" officeooo:paragraph-rsid="003f45d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043in"/>
          <style:tab-stop style:position="5.928in" style:type="right"/>
        </style:tab-stops>
      </style:paragraph-properties>
      <style:text-properties style:font-name="DejaVu Sans Light" fo:font-size="12pt" fo:font-style="normal" fo:font-weight="normal" officeooo:rsid="0022d3e4" officeooo:paragraph-rsid="003f45d9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fo:padding="0in" fo:border="none">
        <style:tab-stops>
          <style:tab-stop style:position="2.5in"/>
          <style:tab-stop style:position="6.5in" style:type="right"/>
        </style:tab-stops>
      </style:paragraph-properties>
      <style:text-properties style:font-name="DejaVu Sans Light" fo:font-size="10pt" fo:font-style="normal" fo:font-weight="normal" officeooo:rsid="0058f8e9" officeooo:paragraph-rsid="0062603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padding="0in" fo:border="none">
        <style:tab-stops>
          <style:tab-stop style:position="3.5043in"/>
          <style:tab-stop style:position="5.928in" style:type="right"/>
        </style:tab-stops>
      </style:paragraph-properties>
      <style:text-properties style:font-name="DejaVu Sans Light" fo:font-size="10pt" fo:font-style="normal" officeooo:rsid="003cf458" officeooo:paragraph-rsid="00549608" style:font-name-asian="Verdana1" style:font-size-asian="10pt" style:font-style-asian="normal" style:font-name-complex="Verdana1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6pt" fo:font-style="normal" style:text-underline-style="none" fo:font-weight="normal" officeooo:rsid="005948e5" officeooo:paragraph-rsid="0058f8e9" style:font-name-asian="Verdana1" style:font-size-asian="5.25pt" style:font-style-asian="normal" style:font-weight-asian="normal" style:font-name-complex="Verdana1" style:font-size-complex="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style:font-name="DejaVu Sans Light" fo:font-size="11pt" fo:font-weight="normal" officeooo:rsid="0011f5ee" officeooo:paragraph-rsid="005c9931" style:font-name-asian="Verdana1" style:font-size-asian="11pt" style:font-weight-asian="normal" style:font-name-complex="Verdana1" style:font-size-complex="11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999999" style:font-name="DejaVu Sans Light" fo:font-size="11pt" fo:font-weight="bold" officeooo:rsid="00599d7a" officeooo:paragraph-rsid="005c9931" style:font-name-asian="Verdana1" style:font-size-asian="11pt" style:font-weight-asian="bold" style:font-name-complex="Verdana1" style:font-size-complex="11pt" style:font-weight-complex="bold"/>
    </style:style>
    <style:style style:name="P3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 Light" fo:font-size="11pt" fo:font-weight="normal" officeooo:rsid="005948e5" officeooo:paragraph-rsid="005948e5" style:font-name-asian="Verdana1" style:font-size-asian="11pt" style:font-weight-asian="normal" style:font-name-complex="Verdana1" style:font-size-complex="11pt" style:font-weight-complex="normal"/>
    </style:style>
    <style:style style:name="P3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DejaVu Sans Light" fo:font-size="16pt" fo:font-weight="normal" officeooo:rsid="0011f5ee" officeooo:paragraph-rsid="005c9931" style:font-name-asian="Verdana1" style:font-size-asian="16pt" style:font-weight-asian="normal" style:font-name-complex="Verdana1" style:font-size-complex="1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ejaVu Sans Light" fo:font-size="10pt" officeooo:paragraph-rsid="0054960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25114a" officeooo:paragraph-rsid="00549608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32ffad" officeooo:paragraph-rsid="00549608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3f45d9" officeooo:paragraph-rsid="003f45d9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3cf458" officeooo:paragraph-rsid="00549608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3d6cb2" officeooo:paragraph-rsid="00549608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3aa5fe" officeooo:paragraph-rsid="00549608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DejaVu Sans Light" fo:font-size="10pt" fo:font-style="normal" officeooo:rsid="00549608" officeooo:paragraph-rsid="00549608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DejaVu Sans Light" fo:font-size="12pt" fo:font-style="normal" fo:font-weight="normal" officeooo:rsid="002c9600" officeooo:paragraph-rsid="002c960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DejaVu Sans Light" fo:font-size="6pt" fo:font-style="normal" officeooo:rsid="0025114a" officeooo:paragraph-rsid="004e8d20" style:font-size-asian="5.25pt" style:font-style-asian="normal" style:font-size-complex="6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DejaVu Sans Light" fo:font-size="6pt" fo:font-style="normal" officeooo:rsid="00549608" officeooo:paragraph-rsid="00549608" style:font-size-asian="5.25pt" style:font-style-asian="normal" style:font-size-complex="6pt" style:font-style-complex="normal"/>
    </style:style>
    <style:style style:name="P46" style:family="paragraph" style:parent-style-name="Standard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690675" officeooo:paragraph-rsid="00690675" style:font-name-asian="Verdana1" style:font-size-asian="10pt" style:font-style-asian="normal" style:font-name-complex="Verdana1" style:font-size-complex="10pt" style:font-style-complex="normal"/>
    </style:style>
    <style:style style:name="P47" style:family="paragraph" style:parent-style-name="Standard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69f2b1" officeooo:paragraph-rsid="0069f2b1" style:font-name-asian="Verdana1" style:font-size-asian="10pt" style:font-style-asian="normal" style:font-name-complex="Verdana1" style:font-size-complex="10pt" style:font-style-complex="normal"/>
    </style:style>
    <style:style style:name="P48" style:family="paragraph" style:parent-style-name="Standard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48ecba" officeooo:paragraph-rsid="0048ecba" style:font-name-asian="Verdana1" style:font-size-asian="10pt" style:font-style-asian="normal" style:font-name-complex="Verdana1" style:font-size-complex="10pt" style:font-style-complex="normal"/>
    </style:style>
    <style:style style:name="P49" style:family="paragraph" style:parent-style-name="Standard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3773db" officeooo:paragraph-rsid="004a4d0b" style:font-name-asian="Verdana1" style:font-size-asian="10pt" style:font-style-asian="normal" style:font-name-complex="Verdana1" style:font-size-complex="10pt" style:font-style-complex="normal"/>
    </style:style>
    <style:style style:name="P50" style:family="paragraph" style:parent-style-name="Standard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3773db" officeooo:paragraph-rsid="003f45d9" style:font-name-asian="Verdana1" style:font-size-asian="10pt" style:font-style-asian="normal" style:font-name-complex="Verdana1" style:font-size-complex="10pt" style:font-style-complex="normal"/>
    </style:style>
    <style:style style:name="P51" style:family="paragraph" style:parent-style-name="Standard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style:font-name="DejaVu Sans Light" fo:font-size="10pt" fo:font-style="normal" officeooo:rsid="0034f489" officeooo:paragraph-rsid="0034f489" style:font-size-asian="10pt" style:font-style-asian="normal" style:font-size-complex="10pt" style:font-style-complex="normal"/>
    </style:style>
    <style:style style:name="P52" style:family="paragraph" style:parent-style-name="Standard" style:list-style-name="L3">
      <style:paragraph-properties fo:margin-top="0in" fo:margin-bottom="0in" loext:contextual-spacing="false" fo:line-height="120%" fo:text-align="start" style:justify-single-word="false" fo:keep-together="auto" fo:orphans="2" fo:widows="2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0pt" fo:font-style="normal" fo:font-weight="bold" officeooo:rsid="003e2bb6" officeooo:paragraph-rsid="003e2bb6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 style:list-style-name="L4">
      <style:paragraph-properties fo:margin-top="0in" fo:margin-bottom="0in" loext:contextual-spacing="false" fo:line-height="120%" fo:text-align="start" style:justify-single-word="false" fo:keep-together="auto" fo:orphans="2" fo:widows="2" fo:padding="0in" fo:border="none" fo:keep-with-next="auto">
        <style:tab-stops>
          <style:tab-stop style:position="-0.2453in"/>
          <style:tab-stop style:position="5.928in" style:type="right"/>
        </style:tab-stops>
      </style:paragraph-properties>
      <style:text-properties style:font-name="DejaVu Sans Light" fo:font-size="10pt" fo:font-style="normal" fo:font-weight="bold" officeooo:rsid="003f45d9" officeooo:paragraph-rsid="003f45d9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 style:list-style-name="L1">
      <style:paragraph-properties fo:text-align="start" style:justify-single-word="false"/>
      <style:text-properties style:font-name="DejaVu Sans Light" fo:font-size="10pt" fo:font-style="normal" officeooo:rsid="002c9600" officeooo:paragraph-rsid="002c9600" style:font-size-asian="10pt" style:font-style-asian="normal" style:font-size-complex="10pt" style:font-style-complex="normal"/>
    </style:style>
    <style:style style:name="P55" style:family="paragraph" style:parent-style-name="Table_20_Contents" style:list-style-name="L1">
      <style:paragraph-properties fo:text-align="start" style:justify-single-word="false"/>
      <style:text-properties style:font-name="DejaVu Sans Light" fo:font-size="10pt" fo:font-style="normal" officeooo:rsid="004cef9f" officeooo:paragraph-rsid="004cef9f" style:font-size-asian="10pt" style:font-style-asian="normal" style:font-size-complex="10pt" style:font-style-complex="normal"/>
    </style:style>
    <style:style style:name="P56" style:family="paragraph" style:parent-style-name="Table_20_Contents" style:list-style-name="L1">
      <style:paragraph-properties fo:text-align="start" style:justify-single-word="false"/>
      <style:text-properties style:font-name="DejaVu Sans Light" fo:font-size="10pt" fo:font-style="normal" officeooo:rsid="0025114a" officeooo:paragraph-rsid="004e8d20" style:font-size-asian="10pt" style:font-style-asian="normal" style:font-size-complex="10pt" style:font-style-complex="normal"/>
    </style:style>
    <style:style style:name="P57" style:family="paragraph" style:parent-style-name="Table_20_Contents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3773db" officeooo:paragraph-rsid="004a4d0b" style:font-name-asian="Verdana1" style:font-size-asian="10pt" style:font-style-asian="normal" style:font-name-complex="Verdana1" style:font-size-complex="10pt" style:font-style-complex="normal"/>
    </style:style>
    <style:style style:name="P58" style:family="paragraph" style:parent-style-name="Table_20_Contents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56e0cd" officeooo:paragraph-rsid="005e4e08" style:font-name-asian="Verdana1" style:font-size-asian="10pt" style:font-style-asian="normal" style:font-name-complex="Verdana1" style:font-size-complex="10pt" style:font-style-complex="normal"/>
    </style:style>
    <style:style style:name="P59" style:family="paragraph" style:parent-style-name="Table_20_Contents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4a4d0b" officeooo:paragraph-rsid="004a4d0b" style:font-name-asian="Verdana1" style:font-size-asian="10pt" style:font-style-asian="normal" style:font-name-complex="Verdana1" style:font-size-complex="10pt" style:font-style-complex="normal"/>
    </style:style>
    <style:style style:name="P60" style:family="paragraph" style:parent-style-name="Table_20_Contents" style:list-style-name="L2">
      <style:paragraph-properties fo:margin-top="0in" fo:margin-bottom="0in" loext:contextual-spacing="false" fo:line-height="120%" fo:text-align="start" style:justify-single-word="false" fo:orphans="2" fo:widows="2" fo:padding="0in" fo:border="none">
        <style:tab-stops>
          <style:tab-stop style:position="2.5in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DejaVu Sans Light" fo:font-size="10pt" fo:font-style="normal" style:text-underline-style="none" officeooo:rsid="0032ffad" officeooo:paragraph-rsid="0036bc78" style:font-name-asian="Verdana1" style:font-size-asian="10pt" style:font-style-asian="normal" style:font-name-complex="Verdana1" style:font-size-complex="10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text-underline-style="none" style:font-name-asian="Verdana1" style:font-name-complex="Verdan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text-underline-style="none" officeooo:rsid="0023b84e" style:font-name-asian="Verdana1" style:font-name-complex="Verdana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text-underline-style="none" officeooo:rsid="0032ffad" style:font-name-asian="Verdana1" style:font-name-complex="Verdana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text-underline-style="none" officeooo:rsid="0019f587" style:font-name-asian="Verdana1" style:font-name-complex="Verdana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text-underline-style="none" officeooo:rsid="004a4d0b" style:font-name-asian="Verdana1" style:font-name-complex="Verdana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text-underline-style="none" officeooo:rsid="003aa5fe" style:font-name-asian="Verdana1" style:font-name-complex="Verdana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text-underline-style="none" officeooo:rsid="0035a389" style:font-name-asian="Verdana1" style:font-name-complex="Verdana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text-underline-style="none" officeooo:rsid="0054d42c" style:font-name-asian="Verdana1" style:font-name-complex="Verdana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text-underline-style="none" officeooo:rsid="0056e0cd" style:font-name-asian="Verdana1" style:font-name-complex="Verdana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text-underline-style="none" officeooo:rsid="00582c61" style:font-name-asian="Verdana1" style:font-name-complex="Verdana1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text-underline-style="none" officeooo:rsid="003cf458" style:font-name-asian="Verdana1" style:font-name-complex="Verdana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text-underline-style="none" officeooo:rsid="005948e5" style:font-name-asian="Verdana1" style:font-name-complex="Verdana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text-underline-style="none" officeooo:rsid="006cfe13" style:font-name-asian="Verdana1" style:font-name-complex="Verdana1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text-underline-style="none" officeooo:rsid="00772a9d" style:font-name-asian="Verdana1" style:font-name-complex="Verdana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text-underline-style="none" fo:font-weight="bold" style:font-name-asian="Verdana1" style:font-weight-asian="bold" style:font-name-complex="Verdana1" style:font-weight-complex="bold"/>
    </style:style>
    <style:style style:name="T16" style:family="text">
      <style:text-properties officeooo:rsid="0032ffad"/>
    </style:style>
    <style:style style:name="T17" style:family="text">
      <style:text-properties officeooo:rsid="003773db"/>
    </style:style>
    <style:style style:name="T18" style:family="text">
      <style:text-properties officeooo:rsid="003a361a"/>
    </style:style>
    <style:style style:name="T19" style:family="text">
      <style:text-properties officeooo:rsid="003aa5fe"/>
    </style:style>
    <style:style style:name="T20" style:family="text">
      <style:text-properties officeooo:rsid="00205ff8"/>
    </style:style>
    <style:style style:name="T21" style:family="text">
      <style:text-properties fo:font-weight="bold" officeooo:rsid="00599d7a" style:font-weight-asian="bold" style:font-weight-complex="bold"/>
    </style:style>
    <style:style style:name="T22" style:family="text">
      <style:text-properties officeooo:rsid="003cf458"/>
    </style:style>
    <style:style style:name="T23" style:family="text">
      <style:text-properties officeooo:rsid="003f45d9"/>
    </style:style>
    <style:style style:name="T24" style:family="text">
      <style:text-properties style:font-name-asian="Verdana1" style:font-name-complex="Verdana1"/>
    </style:style>
    <style:style style:name="T25" style:family="text">
      <style:text-properties officeooo:rsid="00582c61" style:font-name-asian="Verdana1" style:font-name-complex="Verdana1"/>
    </style:style>
    <style:style style:name="T26" style:family="text">
      <style:text-properties officeooo:rsid="003cf458" style:font-name-asian="Verdana1" style:font-name-complex="Verdana1"/>
    </style:style>
    <style:style style:name="T27" style:family="text">
      <style:text-properties fo:font-style="normal" officeooo:rsid="003d6cb2" style:font-style-asian="normal" style:font-style-complex="normal"/>
    </style:style>
    <style:style style:name="T28" style:family="text">
      <style:text-properties fo:font-style="normal" officeooo:rsid="00607142" style:font-style-asian="normal" style:font-style-complex="normal"/>
    </style:style>
    <style:style style:name="T29" style:family="text">
      <style:text-properties officeooo:rsid="00471663"/>
    </style:style>
    <style:style style:name="T30" style:family="text">
      <style:text-properties officeooo:rsid="004a4d0b"/>
    </style:style>
    <style:style style:name="T31" style:family="text">
      <style:text-properties officeooo:rsid="005298d6"/>
    </style:style>
    <style:style style:name="T32" style:family="text">
      <style:text-properties officeooo:rsid="005948e5"/>
    </style:style>
    <style:style style:name="T33" style:family="text">
      <style:text-properties officeooo:rsid="00599d7a"/>
    </style:style>
    <style:style style:name="T34" style:family="text">
      <style:text-properties officeooo:rsid="005a4c05"/>
    </style:style>
    <style:style style:name="T35" style:family="text">
      <style:text-properties officeooo:rsid="005e4e08"/>
    </style:style>
    <style:style style:name="T36" style:family="text">
      <style:text-properties officeooo:rsid="005e8ecc"/>
    </style:style>
    <style:style style:name="T37" style:family="text">
      <style:text-properties officeooo:rsid="00607142"/>
    </style:style>
    <style:style style:name="T38" style:family="text">
      <style:text-properties officeooo:rsid="0069f2b1"/>
    </style:style>
    <style:style style:name="T39" style:family="text">
      <style:text-properties officeooo:rsid="006de44a"/>
    </style:style>
    <style:style style:name="T40" style:family="text">
      <style:text-properties officeooo:rsid="00702f64"/>
    </style:style>
    <style:style style:name="T41" style:family="text">
      <style:text-properties officeooo:rsid="0073e9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34"><text:span text:style-name="T33">Omar</text:span><text:span text:style-name="T21"> Thor <text:s/></text:span></text:p>
          </table:table-cell>
          <table:covered-table-cell/>
          <table:table-cell table:style-name="Table1.A1" table:number-columns-spanned="4" office:value-type="string">
            <text:p text:style-name="P32">Software Engineer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33"/>
            <text:p text:style-name="P33">I <text:span text:style-name="T39">am a</text:span> highly <text:span text:style-name="T34">motivated, goal oriented, and v</text:span>ersatile <text:span text:style-name="T35">professional with a background in</text:span> <text:span text:style-name="T36">full-stack development and </text:span>software <text:span text:style-name="T34">engineering focusing on C++ and Java.</text:span></text:p>
            <text:p text:style-name="P33"/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11"/>
            <text:p text:style-name="P11">(661) 381-3740</text:p>
            <text:p text:style-name="P31">omar@thorigin.com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7"><text:span text:style-name="T20">E</text:span>XPERIENCE</text:p>
          </table:table-cell>
          <table:table-cell table:style-name="Table1.B3" table:number-columns-spanned="2" office:value-type="string">
            <text:p text:style-name="P23"><text:span text:style-name="T1">Undergraduate Research</text:span><text:span text:style-name="T2">er</text:span></text:p>
          </table:table-cell>
          <table:covered-table-cell/>
          <table:table-cell table:style-name="Table1.D3" table:number-columns-spanned="2" office:value-type="string">
            <text:p text:style-name="P20">CSUB</text:p>
            <text:p text:style-name="P29">Bakersfield, CA</text:p>
          </table:table-cell>
          <table:covered-table-cell/>
          <table:table-cell table:style-name="Table1.F3" office:value-type="string">
            <text:p text:style-name="P3">2017 – 2018</text:p>
          </table:table-cell>
        </table:table-row>
        <table:table-row>
          <table:table-cell table:style-name="Table1.A4" office:value-type="string">
            <text:p text:style-name="P43"/>
          </table:table-cell>
          <table:table-cell table:style-name="Table1.B4" table:number-columns-spanned="5" office:value-type="string">
            <text:list xml:id="list2671203823" text:style-name="L1">
              <text:list-item>
                <text:p text:style-name="P54"><text:span text:style-name="T29">Coordinated a team </text:span>for the evaluation of ultra-wide band sensor <text:span text:style-name="T17">for machine learning.</text:span></text:p>
              </text:list-item>
              <text:list-item>
                <text:p text:style-name="P55">Constructed a deep learning framework from ground up</text:p>
              </text:list-item>
              <text:list-item>
                <text:p text:style-name="P56"><text:span text:style-name="T17">Ga</text:span>thered, <text:span text:style-name="T17">organized, </text:span>and prepared data <text:span text:style-name="T17">from hardware sensor and applied framework to classify data</text:span></text:p>
              </text:list-item>
            </text:list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8"/>
          </table:table-cell>
          <table:table-cell table:style-name="Table1.B5" table:number-columns-spanned="2" office:value-type="string">
            <text:p text:style-name="P14">Software Consultant</text:p>
          </table:table-cell>
          <table:covered-table-cell/>
          <table:table-cell table:style-name="Table1.D5" table:number-columns-spanned="2" office:value-type="string">
            <text:p text:style-name="P36">NC<text:span text:style-name="T22">S</text:span></text:p>
            <text:p text:style-name="P39">Reykjavik, Iceland</text:p>
          </table:table-cell>
          <table:covered-table-cell/>
          <table:table-cell table:style-name="Table1.F5" office:value-type="string">
            <text:p text:style-name="P16">2015 – 2017</text:p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B6" table:number-columns-spanned="5" office:value-type="string">
            <text:list xml:id="list694374286" text:style-name="L2">
              <text:list-item>
                <text:p text:style-name="P46"><text:span text:style-name="T38">Co</text:span>nducted performance review<text:span text:style-name="T41">s</text:span> <text:span text:style-name="T38">to solve</text:span> <text:span text:style-name="T38">major bottlenecks</text:span></text:p>
              </text:list-item>
              <text:list-item>
                <text:p text:style-name="P46"><text:span text:style-name="T38">Rectified</text:span> <text:span text:style-name="T38">integration</text:span> issues <text:span text:style-name="T38">and enhanced platform flexibility</text:span></text:p>
              </text:list-item>
              <text:list-item>
                <text:p text:style-name="P47">Refined core services to further simplify and enhance internal debugging and testing capabilities</text:p>
              </text:list-item>
              <text:list-item>
                <text:p text:style-name="P48">Facilitated and improved localization and internationalization support</text:p>
              </text:list-item>
            </text:list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25"/>
          </table:table-cell>
          <table:table-cell table:style-name="Table1.B7" table:number-columns-spanned="2" office:value-type="string">
            <text:p text:style-name="P22"><text:span text:style-name="T3">Senior</text:span><text:span text:style-name="T1"> Software Engineer</text:span></text:p>
          </table:table-cell>
          <table:covered-table-cell/>
          <table:table-cell table:style-name="Table1.D7" table:number-columns-spanned="2" office:value-type="string">
            <text:p text:style-name="P37">NCS</text:p>
            <text:p text:style-name="P40">Reykjavik, Iceland</text:p>
          </table:table-cell>
          <table:covered-table-cell/>
          <table:table-cell table:style-name="Table1.F7" office:value-type="string">
            <text:p text:style-name="P17">201<text:span text:style-name="T16">1</text:span> – 201<text:span text:style-name="T16">4</text:span></text:p>
          </table:table-cell>
        </table:table-row>
        <table:table-row>
          <table:table-cell table:style-name="Table1.A8" office:value-type="string">
            <text:p text:style-name="P10"/>
          </table:table-cell>
          <table:table-cell table:style-name="Table1.B8" table:number-columns-spanned="5" office:value-type="string">
            <text:list xml:id="list231136591954309" text:continue-numbering="true" text:style-name="L2">
              <text:list-item>
                <text:p text:style-name="P57">Oversaw the full software development life cycle (SDLC) of <text:span text:style-name="T18">projects</text:span></text:p>
              </text:list-item>
              <text:list-item>
                <text:p text:style-name="P58">Performed requirement elicitation <text:span text:style-name="T35">for new projects and features.</text:span></text:p>
              </text:list-item>
              <text:list-item>
                <text:p text:style-name="P59">Incorporated open source technologies to achieve platform and vendor independence</text:p>
              </text:list-item>
              <text:list-item>
                <text:p text:style-name="P60"><text:span text:style-name="T30">A</text:span>pplied defensive programming techniques, and followed industry best practice<text:span text:style-name="T40">s and standards</text:span> <text:span text:style-name="T32">in design decisions.</text:span></text:p>
              </text:list-item>
              <text:list-item>
                <text:p text:style-name="P51"><text:span text:style-name="T14">Supervised</text:span><text:span text:style-name="T6"> migration</text:span><text:span text:style-name="T1"> from an in-house architecture to </text:span><text:span text:style-name="T13">an </text:span><text:span text:style-name="T7">open cloud</text:span><text:span text:style-name="T1"> platform</text:span></text:p>
              </text:list-item>
            </text:list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24"/>
          </table:table-cell>
          <table:table-cell table:style-name="Table1.B9" table:number-columns-spanned="2" office:value-type="string">
            <text:p text:style-name="P15">Technician</text:p>
          </table:table-cell>
          <table:covered-table-cell/>
          <table:table-cell table:style-name="Table1.D9" table:number-columns-spanned="2" office:value-type="string">
            <text:p text:style-name="P41">IOD</text:p>
            <text:p text:style-name="P35"><text:span text:style-name="T27">Reykjavik, </text:span><text:span text:style-name="T28">Iceland</text:span></text:p>
          </table:table-cell>
          <table:covered-table-cell/>
          <table:table-cell table:style-name="Table1.F9" office:value-type="string">
            <text:p text:style-name="P17">20<text:span text:style-name="T19">08</text:span> – 201<text:span text:style-name="T19">1</text:span></text:p>
          </table:table-cell>
        </table:table-row>
        <table:table-row>
          <table:table-cell table:style-name="Table1.A10" office:value-type="string">
            <text:p text:style-name="P6"/>
          </table:table-cell>
          <table:table-cell table:style-name="Table1.B10" table:number-columns-spanned="5" office:value-type="string">
            <text:list xml:id="list231135877187313" text:continue-numbering="true" text:style-name="L2">
              <text:list-item>
                <text:p text:style-name="P49">Diagnosed and troubleshooted client<text:span text:style-name="T23">el</text:span>e's hardware and software</text:p>
              </text:list-item>
              <text:list-item>
                <text:p text:style-name="P50"><text:span text:style-name="T23">Developed and maintained </text:span>internal <text:span text:style-name="T23">software and hardware </text:span>solutions</text:p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26">EDUCATION</text:p>
          </table:table-cell>
          <table:table-cell table:style-name="Table1.B11" table:number-columns-spanned="2" office:value-type="string">
            <text:list xml:id="list527569604" text:style-name="L3">
              <text:list-item>
                <text:p text:style-name="P52">Computer Science, B.sc</text:p>
              </text:list-item>
            </text:list>
          </table:table-cell>
          <table:covered-table-cell/>
          <table:table-cell table:style-name="Table1.D11" table:number-columns-spanned="2" office:value-type="string">
            <text:p text:style-name="P1">CSU</text:p>
            <text:p text:style-name="P1">Bakersfield, <text:span text:style-name="T37">CA</text:span></text:p>
          </table:table-cell>
          <table:covered-table-cell/>
          <table:table-cell table:style-name="Table1.F11" office:value-type="string">
            <text:p text:style-name="P2"><text:span text:style-name="T31">2016 -</text:span> 2018</text:p>
          </table:table-cell>
        </table:table-row>
        <table:table-row>
          <table:table-cell table:style-name="Table1.A12" office:value-type="string">
            <text:p text:style-name="P5"/>
          </table:table-cell>
          <table:table-cell table:style-name="Table1.B12" table:number-columns-spanned="2" office:value-type="string">
            <text:list xml:id="list1123063327" text:style-name="L4">
              <text:list-item>
                <text:p text:style-name="P53">Mathematics &amp; Science, AA</text:p>
              </text:list-item>
            </text:list>
          </table:table-cell>
          <table:covered-table-cell/>
          <table:table-cell table:style-name="Table1.D12" table:number-columns-spanned="2" office:value-type="string">
            <text:p text:style-name="P38">Taft College</text:p>
            <text:p text:style-name="P42">Taft, CA</text:p>
            <text:p text:style-name="P45"/>
          </table:table-cell>
          <table:covered-table-cell/>
          <table:table-cell table:style-name="Table1.F12" office:value-type="string">
            <text:p text:style-name="P13"><text:span text:style-name="T31">2014 – </text:span>2016</text:p>
          </table:table-cell>
        </table:table-row>
        <table:table-row>
          <table:table-cell table:style-name="Table1.A13" office:value-type="string">
            <text:p text:style-name="P19">SKILLS</text:p>
          </table:table-cell>
          <table:table-cell table:style-name="Table1.B13" table:number-columns-spanned="5" office:value-type="string">
            <text:p text:style-name="P21"><text:span text:style-name="T15">Strong</text:span><text:span text:style-name="T1">: </text:span><text:span text:style-name="T11">C++ (11/1</text:span><text:span text:style-name="T26">4/17), </text:span><text:span text:style-name="T24">C</text:span><text:span text:style-name="T11">, Jav</text:span><text:span text:style-name="T26">a (1.5-1.9)</text:span><text:span text:style-name="T11">, Java EE </text:span><text:span text:style-name="T26">7,</text:span><text:span text:style-name="T11"> Maven, </text:span><text:span text:style-name="T8">Make, </text:span><text:span text:style-name="T1">CMake, Linux, SQL, Postgres SQL, OpenMP, STL, BOOST, Bash, HTML5, CSS, JavaScript</text:span><text:span text:style-name="T10">, </text:span><text:span text:style-name="T1">Hibernate, REST, SOAP, OSGi, Junit, SCM, GIT, </text:span><text:span text:style-name="T12">Netbeans</text:span></text:p>
            <text:p text:style-name="P30"/>
            <text:p text:style-name="P28"><text:span text:style-name="T15">Knowledgeable</text:span><text:span text:style-name="T1">: </text:span><text:span text:style-name="T11">Jenkins, </text:span><text:span text:style-name="T9">Eclipse, </text:span><text:span text:style-name="T1">GWT</text:span><text:span text:style-name="T11">, Eclipse, Ant, SVN, MatLab, Windows, UML, </text:span><text:span text:style-name="T12">MongoDB, </text:span><text:span text:style-name="T11">LISP, Prolog, </text:span><text:span text:style-name="T4">Perl, </text:span><text:span text:style-name="T11">PHP, </text:span><text:span text:style-name="T5">Python, </text:span><text:span text:style-name="T25">WebPack, </text:span><text:span text:style-name="T11">TCP/IP, </text:span><text:span text:style-name="T26">Microsoft</text:span><text:span text:style-name="T11"> SQL Server, TopLink, </text:span><text:span text:style-name="T12">and mor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DejaVu Sans Light" svg:font-family="'DejaVu Sans Light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indent="0in" style:auto-text-indent="false" fo:keep-with-next="always"/>
      <style:text-properties fo:color="#6600cc" style:font-name="Liberation Sans" fo:font-family="'Liberation Sans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⏴" text:bullet-char="⏴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⏴" text:bullet-char="⏴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⏴" text:bullet-char="⏴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⏴" text:bullet-char="⏴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5in" fo:margin-left="0.5in" fo:margin-right="0.5in" style:writing-mode="lr-tb" style:layout-grid-color="#c0c0c0" style:layout-grid-lines="26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1$Linux_X86_64 LibreOffice_project/00m0$Build-1</meta:generator>
    <dc:date>2018-06-06T23:11:34.563558718</dc:date>
    <dc:creator>Omar Thor</dc:creator>
    <meta:editing-duration>PT19H58M43S</meta:editing-duration>
    <meta:editing-cycles>48</meta:editing-cycles>
    <meta:document-statistic meta:table-count="1" meta:image-count="0" meta:object-count="0" meta:page-count="1" meta:paragraph-count="48" meta:word-count="289" meta:character-count="2000" meta:non-whitespace-character-count="1768"/>
  </office:meta>
</office:document-meta>
</file>